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209.2pt"/>
    </style:style>
    <style:style style:name="co2" style:family="table-column">
      <style:table-column-properties fo:break-before="auto" style:column-width="513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ff950e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009900"/>
    </style:style>
    <style:style style:name="ce8" style:family="table-cell" style:parent-style-name="Default">
      <style:table-cell-properties fo:background-color="#cc9900"/>
    </style:style>
    <style:style style:name="ce9" style:family="table-cell" style:parent-style-name="Default">
      <style:table-cell-properties fo:background-color="#cfe7f5"/>
    </style:style>
    <style:style style:name="ce10" style:family="table-cell" style:parent-style-name="Default">
      <style:table-cell-properties fo:background-color="#729fcf"/>
    </style:style>
    <style:style style:name="ce11" style:family="table-cell" style:parent-style-name="Default" style:data-style-name="N100">
      <style:table-cell-properties fo:wrap-option="wrap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style:letter-kerning="true" fo:country="none" style:country-asian="none" style:country-complex="none" style:font-size-asian="9pt" style:font-size-complex="9pt"/>
    </style:style>
    <style:style style:name="T2" style:family="text">
      <style:text-properties fo:font-size="12pt" style:letter-kerning="true" fo:country="none" style:country-asian="none" style:country-complex="none" style:font-size-asian="12pt" style:font-size-complex="12pt"/>
    </style:style>
    <style:style style:name="T3" style:family="text">
      <style:text-properties fo:font-size="8pt" style:letter-kerning="true" fo:country="none" style:country-asian="none" style:country-complex="none" style:font-size-asian="8pt" style:font-size-complex="8pt"/>
    </style:style>
    <style:style style:name="T4" style:family="text">
      <style:text-properties fo:font-size="8pt" style:letter-kerning="true" style:country-asian="none" style:font-size-asian="8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font-size-asian="10pt" style:font-size-complex="10pt" fo:font-weight="normal" style:font-weight-asian="normal" style:font-weight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country-complex="none" style:font-size-asian="12pt" style:font-size-complex="12pt" style:font-weight-asian="normal" style:font-weight-complex="normal" style:font-style-asian="normal" style:font-style-complex="normal" style:text-emphasize="none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country-complex="none" style:font-size-asian="12pt" style:font-size-complex="12pt" style:font-weight-asian="normal" style:font-weight-complex="normal" style:font-style-asian="normal" style:font-style-complex="normal" style:text-emphasize="none" style:font-name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2"/>
        <table:table-column table:style-name="co3" table:default-cell-style-name="ce14"/>
        <table:table-row table:style-name="ro1">
          <table:table-cell table:style-name="Default" office:value-type="string" calcext:value-type="string">
            <text:p>TFBS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Refs</text:p>
          </table:table-cell>
        </table:table-row>
        <table:table-row table:style-name="ro2">
          <table:table-cell table:style-name="ce1" office:value-type="string" calcext:value-type="string">
            <text:p>Ehf/ESE3</text:p>
          </table:table-cell>
          <table:table-cell table:style-name="ce11" office:value-type="string" calcext:value-type="string">
            <text:p>ETS homologous factor, also called ESE-3, Members of its family are involved in leukocyte function (Ets1 is required for enough T lymphocyte numbers. Involved in gene encoding granulocyte-macrophyge stimulation factor, Ets2 is upregulated in activated T cells whereas Ets1 is downregulated and vice versa. Ets-like factor 1 expression restricted to lymphoid organs (besides angiogenesis) and activates T cell gene expression. “<text:span text:style-name="T1">Also relevant to inflammatory diseases of the airway is</text:span></text:p>
            <text:p><text:span text:style-name="T1">the regulation of EHF by cytokines in bronchial epithelial cells, where interleukin-1beta (IL-1beta) and/or tumor necrosis factor-alpha (TNF-alpha) increase EHF expression in an NF-2B dependent manner”  Ehf is also involved in (epithelial) cancers, such as prostate cancers.</text:span></text:p>
          </table:table-cell>
          <table:table-cell office:value-type="string" calcext:value-type="string">
            <text:p><text:span text:style-name="T8">(Appel et al., 2006; </text:span><text:span text:style-name="T9">Fossum et al., 2014; Fujikawa, Katagiri, Tugores, Nakamura, &amp; Ishikawa, 2007; Gallant &amp; Gilkeson, 2006; Lim, Cho, Park, Park, &amp; Kwon, 2006; Oikawa &amp; Yamada, 2003; Sharrocks, 2001, Albino et al., 2012; Ciau-Uitz, Wang, Patient, &amp; Liu, 2013; Kar &amp; Gutierrez-Hartmann, 2013; Kleinbaum et al., 1999)</text:span></text:p>
          </table:table-cell>
        </table:table-row>
        <table:table-row table:style-name="ro2">
          <table:table-cell office:value-type="string" calcext:value-type="string">
            <text:p>Irf_11</text:p>
          </table:table-cell>
          <table:table-cell office:value-type="string" calcext:value-type="string">
            <text:p>Only present in teleost fish? Strange that it is seen as a conserved TFBS. Update: this is not actually Irf_11, but a clustering of Irf-related sequence motifs that has been called Irf11 in this data set. It is therefore a general marker for binding of irfs.</text:p>
          </table:table-cell>
          <table:table-cell office:value-type="string" calcext:value-type="string">
            <text:p>(Huang, Qi, Xu, &amp; Nie, 2010)</text:p>
          </table:table-cell>
        </table:table-row>
        <table:table-row table:style-name="ro2">
          <table:table-cell table:style-name="ce3" office:value-type="string" calcext:value-type="string">
            <text:p>Irf_7</text:p>
          </table:table-cell>
          <table:table-cell table:style-name="ce13" office:value-type="string" calcext:value-type="string">
            <text:p>Irf7 → Invaluable in the innate antiviral response, deletion mutants. Essential for induction of IFN-alpha and IFN-beta in both the MyD88- (peripheral Dcs sensing viral particulates) and MyD88-independent pathway (sensing of virus in the cell). Update: this is not actually Irf_7 but a clustering of Irf-related sequence motifs that has been called Irf7 in this data set. It is therefore a general marker for binding of irfs.</text:p>
          </table:table-cell>
          <table:table-cell office:value-type="string" calcext:value-type="string">
            <text:p>(Vasquez et al., 2005)</text:p>
          </table:table-cell>
        </table:table-row>
        <table:table-row table:style-name="ro2">
          <table:table-cell table:style-name="ce4" office:value-type="string" calcext:value-type="string">
            <text:p>Maf_2/c-Maf/Maf</text:p>
          </table:table-cell>
          <table:table-cell office:value-type="string" calcext:value-type="string">
            <text:p>Mainly known to function in Th17 polarisation (the generation of a specific T helper cell pool important in preventing autoimmunity and inflammatory responses). Also regulates tissue-specific expression of interleukins. It is an oncogene (but note that it functions in many different processes). Additionally, it functions in promoting apopotosis in peripheral CD8 and CD4 T cells.</text:p>
          </table:table-cell>
          <table:table-cell office:value-type="string" calcext:value-type="string">
            <text:p>(Eychène, Rocques, &amp; Pouponnot, 2008; I. C. Ho, Hodge, Rooney, &amp; Glimcher, 1996; I. Ho, Lo, &amp; Glimcher, 1998; Morito et al., 2006; Peng, Lalani, Leavenworth, Ho, &amp; Pauza, 2007; Peng, Wu, Mo, Watabe, &amp; Pauza, 2009; Pot et al., 2009; Rutz et al., 2011; Xu et al., 2009)</text:p>
          </table:table-cell>
        </table:table-row>
        <table:table-row table:style-name="ro2">
          <table:table-cell table:style-name="ce5" office:value-type="string" calcext:value-type="string">
            <text:p>NF-kappaB_2</text:p>
          </table:table-cell>
          <table:table-cell office:value-type="string" calcext:value-type="string">
            <text:p>One of the NF-kappaB family of transcription factors, involved in a wide variety of processes, including immune responses, such as innate and adaptive immune responses, and inflammation. <text:a xlink:href="https://en.wikipedia.org/wiki/NFKB2" xlink:type="simple">https://en.wikipedia.org/wiki/NFKB2</text:a><text:span text:style-name="T2"> family of transcription factors important in the cellular response to stress and in inflammation, adaptive and native immunity. Also heavily implicated in cancer and auto-inflammatory diseases</text:span></text:p>
          </table:table-cell>
          <table:table-cell office:value-type="string" calcext:value-type="string">
            <text:p>(Gilmore, 2006; Perkins, 2007)</text:p>
          </table:table-cell>
        </table:table-row>
        <table:table-row table:style-name="ro2">
          <table:table-cell office:value-type="string" calcext:value-type="string">
            <text:p>NF-Y_1</text:p>
          </table:table-cell>
          <table:table-cell office:value-type="string" calcext:value-type="string" table:number-columns-spanned="1" table:number-rows-spanned="3">
            <text:p>Three subunits of a core regulatory transcription factor that is very important in maintaining endothelial stem cell identity. A recent article indicates that it might function as a master transcription factor that opens up the DNA for other Tfs. Excerpt: “<text:span text:style-name="T3">Based on our findings, we propose a general model wherein NF-Y facilitates enhanced</text:span></text:p>
            <text:p><text:span text:style-name="T4">chromatin accessibility via two modes. First, NF-Y’s nucleosome-like properties provide for</text:span></text:p>
            <text:p><text:span text:style-name="T4">a stable and a stronger binding of pioneer factors Oct4/Sox2. Second, NF-Y’s unique DNA-binding mode, which induces ~80° bend in the DNA, imposes sufficient spatial constraints</text:span></text:p>
            <text:p><text:span text:style-name="T4">to induce local nucleosome repositioning (such as flanking nucleosomes sliding down), thus</text:span></text:p>
            <text:p><text:span text:style-name="T4">allowing and/or promoting binding of other TFs, whose recognition sequences become more</text:span></text:p>
            <text:p><text:span text:style-name="T3">accessible (Figure 7F).</text:span><text:span text:style-name="T5">” </text:span><text:span text:style-name="T6">No mention is made of specific immune function in that article. A nature article on CITA mentions that an NFY TFBS is </text:span><text:span text:style-name="T7">conserved</text:span><text:span text:style-name="T6"> in MHC I and II genes, which would be in line with its function as a major transcriptional regulator. Basically, the Y part of the SXY transcriptional activation box in MHC1 and 2 genes is bound by NFY</text:span></text:p>
          </table:table-cell>
          <table:table-cell office:value-type="string" calcext:value-type="string">
            <text:p>(Oldfield et al., 2014; Westerheide et al., 2001)</text:p>
          </table:table-cell>
        </table:table-row>
        <table:table-row table:style-name="ro2">
          <table:table-cell table:style-name="ce6" office:value-type="string" calcext:value-type="string">
            <text:p>NF-Y_2</text:p>
          </table:table-cell>
          <table:covered-table-cell/>
          <table:table-cell table:style-name="Default"/>
        </table:table-row>
        <table:table-row table:style-name="ro2">
          <table:table-cell table:style-name="ce7" office:value-type="string" calcext:value-type="string">
            <text:p>NF-Y_3</text:p>
          </table:table-cell>
          <table:covered-table-cell/>
          <table:table-cell table:style-name="Default"/>
        </table:table-row>
        <table:table-row table:style-name="ro2">
          <table:table-cell table:style-name="ce8" office:value-type="string" calcext:value-type="string">
            <text:p>Nrf-2_2/NFE2L2</text:p>
          </table:table-cell>
          <table:table-cell table:style-name="ce13" office:value-type="string" calcext:value-type="string">
            <text:p>Nrf2-3 = NFE2L2 → grand regulator of cellular response to oxidative stress. Also a critical regulator of the innate immune response in infection, possibly unrelated to its role as a relay of oxidative stress (as it directly inhibits RNA Pol II binding to certain target genes.</text:p>
          </table:table-cell>
          <table:table-cell office:value-type="string" calcext:value-type="string">
            <text:p>(Gupte, Lyon, &amp; Hsueh, 2013; Kobayashi et al., 2016; Nagai et al., 2009; Thimmulappa et al., 2006)⁠</text:p>
          </table:table-cell>
        </table:table-row>
        <table:table-row table:style-name="ro2">
          <table:table-cell table:style-name="ce9" office:value-type="string" calcext:value-type="string">
            <text:p>Nrf-2_3?? ook NFE2L2? UITZOEKEN</text:p>
          </table:table-cell>
          <table:table-cell office:value-type="string" calcext:value-type="string">
            <text:p><text:a xlink:href="http://gene-regulation.com/cgi-bin/pub/databases/transfac/getTF.cgi?AC=T01443" xlink:type="simple">http://gene-regulation.com/cgi-bin/pub/databases/transfac/getTF.cgi?AC=T01443</text:a></text:p>
          </table:table-cell>
          <table:table-cell table:style-name="Default"/>
        </table:table-row>
        <table:table-row table:style-name="ro2">
          <table:table-cell table:style-name="ce10" office:value-type="string" calcext:value-type="string">
            <text:p>TCF11::MafG Note: TCF11 = NRF-1</text:p>
          </table:table-cell>
          <table:table-cell office:value-type="string" calcext:value-type="string">
            <text:p>MafG is a small Maf, a class of DNA-binding proteins that, as heterodimers, kan guide Tfs to the DNA and induce activiation, but as homodimers can repress activation due to their lack of a transactivating domain. TCF11 is NCRF1 is NFE2L1. That is important for proteasome homeostasis, and it also regulates two genes involved in inflammation (iNOS, TNF-alpha)</text:p>
          </table:table-cell>
          <table:table-cell office:value-type="string" calcext:value-type="string">
            <text:p>(Husberg, Murphy, Bjørgo, Kalland, &amp; Kolstø, 2003; Katsuoka &amp; Yamamoto, 2016; Kim, Han, &amp; Chan, 2016; Kurokawa et al., 2009; Kusunoki et al., 2002; Min Kim, Woo Han, &amp; Chan, 2016; T. Nagai et al., 1998; Steffen, Seeger, Koch, &amp; Krü Ger, 201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15:15:21.024403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14:54.357479219</meta:creation-date>
    <meta:editing-duration>PT3H39M12S</meta:editing-duration>
    <meta:editing-cycles>7</meta:editing-cycles>
    <meta:generator>LibreOffice/5.1.6.2$Linux_X86_64 LibreOffice_project/10m0$Build-2</meta:generator>
    <dc:date>2017-04-28T15:18:10.752048293</dc:date>
    <meta:document-statistic meta:table-count="1" meta:cell-count="31" meta:object-count="0"/>
  </office:meta>
</office:document-meta>
</file>